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subtitle">
      <style:graphic-properties draw:fill-color="#ffffff" fo:min-height="9.134cm"/>
    </style:style>
    <style:style style:name="pr5" style:family="presentation" style:parent-style-name="BrightBlue-notes">
      <style:graphic-properties draw:fill-color="#ffffff" draw:auto-grow-height="true" fo:min-height="13.364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rouillon<text:tab/>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p>Versionnement</text:p>
            <text:p>Environnement de dev</text:p>
            <text:p>Tests unitaires </text:p>
            <text:p>Test d’intégration</text:p>
            <text:p>Déploiement</text:p>
            <text:p>Audit de qualité de code</text:p>
            <text:p>Code coverage </text:p>
            <text:p>Sonar qube</text:p>
            <text:p/>
            <text:p/>
            <text:p>Proposer deux alternatives :</text:p>
            <text:p>- externalisation</text:p>
            <text:p>- en intern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0">
        <office:forms form:automatic-focus="false" form:apply-design-mode="false"/>
        <draw:frame presentation:style-name="pr4" draw:text-style-name="P3" draw:layer="layout" svg:width="25.2cm" svg:height="10.129cm" svg:x="1.4cm" svg:y="4.103cm" presentation:class="subtitle" presentation:user-transformed="true">
          <draw:text-box>
            <text:p text:style-name="P2">Objectif: déployer souvent sans détériorer du code existant</text:p>
            <text:p text:style-name="P2"/>
            <text:p text:style-name="P2">- Concertations et revues régulières</text:p>
            <text:p text:style-name="P2">- Tests, tests et re-tests</text:p>
            <text:p text:style-name="P2">- Déploiements en cycle courts</text:p>
            <text:p text:style-name="P2">- Surveillance d’infrastructure</text:p>
            <text:p text:style-name="P2">- Retour d’expériences</text:p>
          </draw:text-box>
        </draw:frame>
        <draw:frame presentation:style-name="pr1" draw:layer="layout" svg:width="19.5cm" svg:height="2.6cm" svg:x="1.4cm" svg:y="0.6cm" presentation:class="title" presentation:user-transformed="true">
          <draw:text-box>
            <text:p>Introduction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randes étapes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Choix d’un système de gestion de versions</text:p>
              </text:list-item>
              <text:list-item>
                <text:p>Création d’un environnement de développement robuste et extensible</text:p>
              </text:list-item>
              <text:list-item>
                <text:p>Élaboration d’un processus de contrôles qualité automatisé</text:p>
              </text:list-item>
              <text:list-item>
                <text:p>Élaboration d’un processus de déploiement automatisé et répét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estion de versions<text:tab/>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3">
              <text:list-header>
                <text:p>Choix d’un service de gestion de version en ligne avec interface graphique : hébergé en interne, externalisé, …</text:p>
                <text:p><text:span text:style-name="T1">Gitlab CE</text:span>:</text:p>
              </text:list-header>
              <text:list-item>
                <text:p>Possibilité d’héberger la plateforme</text:p>
              </text:list-item>
              <text:list-item>
                <text:p>Création de dépôts privés sans limitation</text:p>
              </text:list-item>
              <text:list-item>
                <text:p>Interface de gestion des modifications : Merge/Pull requests</text:p>
              </text:list-item>
              <text:list-item>
                <text:p>Possibilité de déclenchement d’actions automatisées (Pipelines, etc …)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estion de versions<text:tab/>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3">
              <text:list-header>
                <text:p>Importance du système de <text:span text:style-name="T1">Merge Request</text:span> pour augmenter la qualité du code produit:</text:p>
                <text:p/>
                <text:p><text:span text:style-name="T2">Un développeur soumet des modifications, elles doivent être validées par un autre développeur</text:span></text:p>
                <text:p/>
                <text:p>Permet à tous de donner son avis sur une modification, mais surtout permet à tous d’apprendre des modifications en cour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nvironnement de développement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3">
              <text:list-header>
                <text:p>Permet aux développeurs de simuler l’infrastructure de production pour développer. Dans l’idéal :</text:p>
                <text:p/>
              </text:list-header>
              <text:list-item>
                <text:p>Rapide et debuggable</text:p>
              </text:list-item>
              <text:list-item>
                <text:p>Simple à installer</text:p>
              </text:list-item>
              <text:list-item>
                <text:p>Simple à comprendre et à modifier</text:p>
              </text:list-item>
              <text:list-item>
                <text:p>Utilisable pour les pipelines de te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ntrôles qualité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3">
              <text:list-item>
                <text:p>Tests unitaires exécutés avant fusion de chaque modification (Merge Request)</text:p>
              </text:list-item>
              <text:list-item>
                <text:p>Tests hauts niveau (intégration, système) exécutés avant déploiement</text:p>
              </text:list-item>
              <text:list-item>
                <text:p>Analyse de couverture de tests : pour consultation, et debug (Jacoco ...)</text:p>
              </text:list-item>
              <text:list-item>
                <text:p>Analyse de qualité de code : pour consultation, détection de mauvaises pratiques ou de faiblesses</text:p>
                <text:p/>
                <text:p>La clef pour la réussite de ces contrôles : </text:p>
              </text:list-item>
              <text:list-item>
                <text:p>Automatisation de toutes les étapes</text:p>
              </text:list-item>
              <text:list-item>
                <text:p>Fiabilité d’exécution de ces contrôles</text:p>
              </text:list-item>
              <text:list-item>
                <text:p>Rapidité, autant que possibl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6T09:27:01.283574066</meta:creation-date>
    <meta:editing-duration>P0D</meta:editing-duration>
    <meta:editing-cycles>1</meta:editing-cycles>
    <meta:generator>LibreOffice/5.4.6.2$Linux_X86_64 LibreOffice_project/40m0$Build-2</meta:generator>
    <dc:title>Bright Blue</dc:title>
    <meta:document-statistic meta:object-count="50"/>
  </office:meta>
</office:document-meta>
</file>